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8"/>
    <style:style style:name="ce2" style:family="table-cell" style:parent-style-name="Default" style:data-style-name="N11">
      <style:text-properties style:font-name="Arial" style:font-name-asian="Bitstream Vera Sans" style:font-name-complex="Bitstream Vera Sans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84">
            <text:p>38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536">
            <text:p>1536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table:style-name="ce1" office:value-type="float" office:value="3.51">
            <text:p>3,5100</text:p>
          </table:table-cell>
          <table:table-cell table:style-name="ce1" office:value-type="float" office:value="2.42">
            <text:p>2,4200</text:p>
          </table:table-cell>
          <table:table-cell table:style-name="ce1" office:value-type="float" office:value="0.69">
            <text:p>0,6900</text:p>
          </table:table-cell>
          <table:table-cell table:style-name="ce1" office:value-type="float" office:value="0.306">
            <text:p>0,3060</text:p>
          </table:table-cell>
          <table:table-cell table:style-name="ce1" office:value-type="float" office:value="0.188">
            <text:p>0,1880</text:p>
          </table:table-cell>
          <table:table-cell table:style-name="ce1" office:value-type="float" office:value="0.0788">
            <text:p>0,0788</text:p>
          </table:table-cell>
          <table:table-cell table:style-name="ce1" office:value-type="float" office:value="0.0465">
            <text:p>0,0465</text:p>
          </table:table-cell>
          <table:table-cell table:style-name="ce1" office:value-type="float" office:value="0.0298">
            <text:p>0,0298</text:p>
          </table:table-cell>
          <table:table-cell table:style-name="ce1" office:value-type="float" office:value="0.0139">
            <text:p>0,01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256k</text:p>
          </table:table-cell>
          <table:table-cell table:style-name="ce1" office:value-type="float" office:value="3.55">
            <text:p>3,5500</text:p>
          </table:table-cell>
          <table:table-cell table:style-name="ce1" office:value-type="float" office:value="2.39">
            <text:p>2,3900</text:p>
          </table:table-cell>
          <table:table-cell table:style-name="ce1" office:value-type="float" office:value="0.674">
            <text:p>0,6740</text:p>
          </table:table-cell>
          <table:table-cell table:style-name="ce1" office:value-type="float" office:value="0.302">
            <text:p>0,3020</text:p>
          </table:table-cell>
          <table:table-cell table:style-name="ce1" office:value-type="float" office:value="0.182">
            <text:p>0,1820</text:p>
          </table:table-cell>
          <table:table-cell table:style-name="ce1" office:value-type="float" office:value="0.0704">
            <text:p>0,0704</text:p>
          </table:table-cell>
          <table:table-cell table:style-name="ce1" office:value-type="float" office:value="0.038">
            <text:p>0,0380</text:p>
          </table:table-cell>
          <table:table-cell table:style-name="ce1" office:value-type="float" office:value="0.0237">
            <text:p>0,0237</text:p>
          </table:table-cell>
          <table:table-cell table:style-name="ce1" office:value-type="float" office:value="0.0127">
            <text:p>0,01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512k</text:p>
          </table:table-cell>
          <table:table-cell table:style-name="ce1" office:value-type="float" office:value="3.55">
            <text:p>3,5500</text:p>
          </table:table-cell>
          <table:table-cell table:style-name="ce1" office:value-type="float" office:value="2.37">
            <text:p>2,3700</text:p>
          </table:table-cell>
          <table:table-cell table:style-name="ce1" office:value-type="float" office:value="0.667">
            <text:p>0,6670</text:p>
          </table:table-cell>
          <table:table-cell table:style-name="ce1" office:value-type="float" office:value="0.302">
            <text:p>0,3020</text:p>
          </table:table-cell>
          <table:table-cell table:style-name="ce1" office:value-type="float" office:value="0.18">
            <text:p>0,1800</text:p>
          </table:table-cell>
          <table:table-cell table:style-name="ce1" office:value-type="float" office:value="0.0684">
            <text:p>0,0684</text:p>
          </table:table-cell>
          <table:table-cell table:style-name="ce1" office:value-type="float" office:value="0.038">
            <text:p>0,0380</text:p>
          </table:table-cell>
          <table:table-cell table:style-name="ce1" office:value-type="float" office:value="0.0237">
            <text:p>0,0237</text:p>
          </table:table-cell>
          <table:table-cell table:style-name="ce1" office:value-type="float" office:value="0.0125">
            <text:p>0,01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1024k</text:p>
          </table:table-cell>
          <table:table-cell table:style-name="ce1" office:value-type="float" office:value="3.54">
            <text:p>3,5400</text:p>
          </table:table-cell>
          <table:table-cell table:style-name="ce1" office:value-type="float" office:value="2.36">
            <text:p>2,3600</text:p>
          </table:table-cell>
          <table:table-cell table:style-name="ce1" office:value-type="float" office:value="0.668">
            <text:p>0,6680</text:p>
          </table:table-cell>
          <table:table-cell table:style-name="ce1" office:value-type="float" office:value="0.301">
            <text:p>0,3010</text:p>
          </table:table-cell>
          <table:table-cell table:style-name="ce1" office:value-type="float" office:value="0.181">
            <text:p>0,1810</text:p>
          </table:table-cell>
          <table:table-cell table:style-name="ce1" office:value-type="float" office:value="0.0695">
            <text:p>0,0695</text:p>
          </table:table-cell>
          <table:table-cell table:style-name="ce1" office:value-type="float" office:value="0.0368">
            <text:p>0,0368</text:p>
          </table:table-cell>
          <table:table-cell table:style-name="ce1" office:value-type="float" office:value="0.0232">
            <text:p>0,0232</text:p>
          </table:table-cell>
          <table:table-cell table:style-name="ce1" office:value-type="float" office:value="0.0128">
            <text:p>0,0128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84">
            <text:p>38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536">
            <text:p>1536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256k</text:p>
          </table:table-cell>
          <table:table-cell table:style-name="ce2" table:formula="of:=([.D6]-[.D7])/[.D6]" office:value-type="percentage" office:value="-0.0113960113960114">
            <text:p>-1,14%</text:p>
          </table:table-cell>
          <table:table-cell table:style-name="ce2" table:formula="of:=([.E6]-[.E7])/[.E6]" office:value-type="percentage" office:value="0.012396694214876">
            <text:p>1,24%</text:p>
          </table:table-cell>
          <table:table-cell table:style-name="ce2" table:formula="of:=([.F6]-[.F7])/[.F6]" office:value-type="percentage" office:value="0.0231884057971015">
            <text:p>2,32%</text:p>
          </table:table-cell>
          <table:table-cell table:style-name="ce2" table:formula="of:=([.G6]-[.G7])/[.G6]" office:value-type="percentage" office:value="0.0130718954248366">
            <text:p>1,31%</text:p>
          </table:table-cell>
          <table:table-cell table:style-name="ce2" table:formula="of:=([.H6]-[.H7])/[.H6]" office:value-type="percentage" office:value="0.0319148936170213">
            <text:p>3,19%</text:p>
          </table:table-cell>
          <table:table-cell table:style-name="ce2" table:formula="of:=([.I6]-[.I7])/[.I6]" office:value-type="percentage" office:value="0.106598984771574">
            <text:p>10,66%</text:p>
          </table:table-cell>
          <table:table-cell table:style-name="ce2" table:formula="of:=([.J6]-[.J7])/[.J6]" office:value-type="percentage" office:value="0.182795698924731">
            <text:p>18,28%</text:p>
          </table:table-cell>
          <table:table-cell table:style-name="ce2" table:formula="of:=([.K6]-[.K7])/[.K6]" office:value-type="percentage" office:value="0.204697986577181">
            <text:p>20,47%</text:p>
          </table:table-cell>
          <table:table-cell table:style-name="ce2" table:formula="of:=([.L6]-[.L7])/[.L6]" office:value-type="percentage" office:value="0.0863309352517985">
            <text:p>8,63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512k</text:p>
          </table:table-cell>
          <table:table-cell table:style-name="ce3" table:formula="of:=([.D6]-[.D8])/[.D6]" office:value-type="percentage" office:value="-0.0113960113960114">
            <text:p>-1,14%</text:p>
          </table:table-cell>
          <table:table-cell table:style-name="ce3" table:formula="of:=([.E6]-[.E8])/[.E6]" office:value-type="percentage" office:value="0.0206611570247933">
            <text:p>2,07%</text:p>
          </table:table-cell>
          <table:table-cell table:style-name="ce3" table:formula="of:=([.F6]-[.F8])/[.F6]" office:value-type="percentage" office:value="0.0333333333333334">
            <text:p>3,33%</text:p>
          </table:table-cell>
          <table:table-cell table:style-name="ce3" table:formula="of:=([.G6]-[.G8])/[.G6]" office:value-type="percentage" office:value="0.0130718954248366">
            <text:p>1,31%</text:p>
          </table:table-cell>
          <table:table-cell table:style-name="ce3" table:formula="of:=([.H6]-[.H8])/[.H6]" office:value-type="percentage" office:value="0.0425531914893617">
            <text:p>4,26%</text:p>
          </table:table-cell>
          <table:table-cell table:style-name="ce3" table:formula="of:=([.I6]-[.I8])/[.I6]" office:value-type="percentage" office:value="0.131979695431472">
            <text:p>13,20%</text:p>
          </table:table-cell>
          <table:table-cell table:style-name="ce3" table:formula="of:=([.J6]-[.J8])/[.J6]" office:value-type="percentage" office:value="0.182795698924731">
            <text:p>18,28%</text:p>
          </table:table-cell>
          <table:table-cell table:style-name="ce3" table:formula="of:=([.K6]-[.K8])/[.K6]" office:value-type="percentage" office:value="0.204697986577181">
            <text:p>20,47%</text:p>
          </table:table-cell>
          <table:table-cell table:style-name="ce3" table:formula="of:=([.L6]-[.L8])/[.L6]" office:value-type="percentage" office:value="0.100719424460432">
            <text:p>10,07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1024k</text:p>
          </table:table-cell>
          <table:table-cell table:style-name="ce3" table:formula="of:=([.D6]-[.D9])/[.D6]" office:value-type="percentage" office:value="-0.00854700854700862">
            <text:p>-0,85%</text:p>
          </table:table-cell>
          <table:table-cell table:style-name="ce3" table:formula="of:=([.E6]-[.E9])/[.E6]" office:value-type="percentage" office:value="0.0247933884297521">
            <text:p>2,48%</text:p>
          </table:table-cell>
          <table:table-cell table:style-name="ce3" table:formula="of:=([.F6]-[.F9])/[.F6]" office:value-type="percentage" office:value="0.0318840579710145">
            <text:p>3,19%</text:p>
          </table:table-cell>
          <table:table-cell table:style-name="ce3" table:formula="of:=([.G6]-[.G9])/[.G6]" office:value-type="percentage" office:value="0.0163398692810458">
            <text:p>1,63%</text:p>
          </table:table-cell>
          <table:table-cell table:style-name="ce3" table:formula="of:=([.H6]-[.H9])/[.H6]" office:value-type="percentage" office:value="0.0372340425531915">
            <text:p>3,72%</text:p>
          </table:table-cell>
          <table:table-cell table:style-name="ce3" table:formula="of:=([.I6]-[.I9])/[.I6]" office:value-type="percentage" office:value="0.118020304568528">
            <text:p>11,80%</text:p>
          </table:table-cell>
          <table:table-cell table:style-name="ce3" table:formula="of:=([.J6]-[.J9])/[.J6]" office:value-type="percentage" office:value="0.208602150537634">
            <text:p>20,86%</text:p>
          </table:table-cell>
          <table:table-cell table:style-name="ce3" table:formula="of:=([.K6]-[.K9])/[.K6]" office:value-type="percentage" office:value="0.221476510067114">
            <text:p>22,15%</text:p>
          </table:table-cell>
          <table:table-cell table:style-name="ce3" table:formula="of:=([.L6]-[.L9])/[.L6]" office:value-type="percentage" office:value="0.079136690647482">
            <text:p>7,91%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>
            <draw:frame table:end-cell-address="Sheet1.O52" table:end-x="1.433cm" table:end-y="0.266cm" draw:z-index="0" draw:style-name="gr1" svg:width="28.392cm" svg:height="14.592cm" svg:x="0.138cm" svg:y="0.133cm">
              <draw:object draw:notify-on-update-of-ranges="Sheet1.C14:Sheet1.C16 Sheet1.D13:Sheet1.D13 Sheet1.D14:Sheet1.D16 Sheet1.E13:Sheet1.E13 Sheet1.E14:Sheet1.E16 Sheet1.F13:Sheet1.F13 Sheet1.F14:Sheet1.F16 Sheet1.G13:Sheet1.G13 Sheet1.G14:Sheet1.G16 Sheet1.H13:Sheet1.H13 Sheet1.H14:Sheet1.H16 Sheet1.I13:Sheet1.I13 Sheet1.I14:Sheet1.I16 Sheet1.J13:Sheet1.J13 Sheet1.J14:Sheet1.J16 Sheet1.K13:Sheet1.K13 Sheet1.K14:Sheet1.K16 Sheet1.L13:Sheet1.L13 Sheet1.L14:Sheet1.L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15"/>
          <table:table-cell table:style-name="ce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06">
      <number:number number:decimal-places="5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.01.2014</text:date>, <text:time>18:3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24T18:10:37</meta:creation-date>
    <dc:date>2014-01-24T18:32:01</dc:date>
    <meta:editing-duration>PT00H16M32S</meta:editing-duration>
    <meta:editing-cycles>4</meta:editing-cycles>
    <meta:generator>OpenOffice.org/3.2$Unix OpenOffice.org_project/320m12$Build-9483</meta:generator>
    <meta:document-statistic meta:table-count="3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style:font-style-name="Normal" fo:font-size="13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/>
      <style:graphic-properties svg:stroke-color="#b3b3b3"/>
      <style:text-properties fo:font-size="10pt" style:font-size-asian="8pt" style:font-size-complex="8pt"/>
    </style:style>
    <style:style style:name="ch6" style:family="chart" style:data-style-name="N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11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11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 style:data-style-name="N11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 style:data-style-name="N11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 style:data-style-name="N11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393cm" svg:height="14.593cm" xlink:href=".." chart:class="chart:line" chart:style-name="ch1">
        <chart:title svg:x="11.894cm" svg:y="0.292cm" chart:style-name="ch2">
          <text:p>Swapping improvement</text:p>
        </chart:title>
        <chart:legend chart:legend-position="end" svg:x="25.489cm" svg:y="3.992cm" chart:style-name="ch3"/>
        <chart:plot-area chart:style-name="ch4" table:cell-range-address="Sheet1.C13:Sheet1.L16" chart:data-source-has-labels="both" svg:x="0.567cm" svg:y="1.086cm" svg:width="24.686cm" svg:height="12.925cm">
          <chart:axis chart:dimension="x" chart:name="primary-x" chart:style-name="ch5">
            <chart:categories table:cell-range-address="Sheet1.C14:Sheet1.C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4:Sheet1.D16" chart:label-cell-address="Sheet1.D13:Sheet1.D13" chart:class="chart:line">
            <chart:data-point chart:repeated="3"/>
          </chart:series>
          <chart:series chart:style-name="ch9" chart:values-cell-range-address="Sheet1.E14:Sheet1.E16" chart:label-cell-address="Sheet1.E13:Sheet1.E13" chart:class="chart:line">
            <chart:data-point chart:repeated="3"/>
          </chart:series>
          <chart:series chart:style-name="ch10" chart:values-cell-range-address="Sheet1.F14:Sheet1.F16" chart:label-cell-address="Sheet1.F13:Sheet1.F13" chart:class="chart:line">
            <chart:data-point chart:repeated="3"/>
          </chart:series>
          <chart:series chart:style-name="ch11" chart:values-cell-range-address="Sheet1.G14:Sheet1.G16" chart:label-cell-address="Sheet1.G13:Sheet1.G13" chart:class="chart:line">
            <chart:data-point chart:repeated="3"/>
          </chart:series>
          <chart:series chart:style-name="ch12" chart:values-cell-range-address="Sheet1.H14:Sheet1.H16" chart:label-cell-address="Sheet1.H13:Sheet1.H13" chart:class="chart:line">
            <chart:data-point chart:repeated="3"/>
          </chart:series>
          <chart:series chart:style-name="ch13" chart:values-cell-range-address="Sheet1.I14:Sheet1.I16" chart:label-cell-address="Sheet1.I13:Sheet1.I13" chart:class="chart:line">
            <chart:data-point chart:repeated="3"/>
          </chart:series>
          <chart:series chart:style-name="ch14" chart:values-cell-range-address="Sheet1.J14:Sheet1.J16" chart:label-cell-address="Sheet1.J13:Sheet1.J13" chart:class="chart:line">
            <chart:data-point chart:repeated="3"/>
          </chart:series>
          <chart:series chart:style-name="ch15" chart:values-cell-range-address="Sheet1.K14:Sheet1.K16" chart:label-cell-address="Sheet1.K13:Sheet1.K13" chart:class="chart:line">
            <chart:data-point chart:repeated="3"/>
          </chart:series>
          <chart:series chart:style-name="ch16" chart:values-cell-range-address="Sheet1.L14:Sheet1.L16" chart:label-cell-address="Sheet1.L13:Sheet1.L13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3:Sheet1.D13">64</text:p>
              </table:table-cell>
              <table:table-cell office:value-type="string">
                <text:p text:id="Sheet1.E13:Sheet1.E13">128</text:p>
              </table:table-cell>
              <table:table-cell office:value-type="string">
                <text:p text:id="Sheet1.F13:Sheet1.F13">256</text:p>
              </table:table-cell>
              <table:table-cell office:value-type="string">
                <text:p text:id="Sheet1.G13:Sheet1.G13">384</text:p>
              </table:table-cell>
              <table:table-cell office:value-type="string">
                <text:p text:id="Sheet1.H13:Sheet1.H13">512</text:p>
              </table:table-cell>
              <table:table-cell office:value-type="string">
                <text:p text:id="Sheet1.I13:Sheet1.I13">1024</text:p>
              </table:table-cell>
              <table:table-cell office:value-type="string">
                <text:p text:id="Sheet1.J13:Sheet1.J13">1536</text:p>
              </table:table-cell>
              <table:table-cell office:value-type="string">
                <text:p text:id="Sheet1.K13:Sheet1.K13">2048</text:p>
              </table:table-cell>
              <table:table-cell office:value-type="string">
                <text:p text:id="Sheet1.L13:Sheet1.L13">4096</text:p>
              </table:table-cell>
            </table:table-row>
          </table:table-header-rows>
          <table:table-rows>
            <table:table-row>
              <table:table-cell office:value-type="string">
                <text:p text:id="Sheet1.C14:Sheet1.C16">256k</text:p>
              </table:table-cell>
              <table:table-cell office:value-type="float" office:value="-0.0113960113960114">
                <text:p text:id="Sheet1.D14:Sheet1.D16">-0.0113960113960114</text:p>
              </table:table-cell>
              <table:table-cell office:value-type="float" office:value="0.012396694214876">
                <text:p text:id="Sheet1.E14:Sheet1.E16">0.012396694214876</text:p>
              </table:table-cell>
              <table:table-cell office:value-type="float" office:value="0.0231884057971015">
                <text:p text:id="Sheet1.F14:Sheet1.F16">0.0231884057971015</text:p>
              </table:table-cell>
              <table:table-cell office:value-type="float" office:value="0.0130718954248366">
                <text:p text:id="Sheet1.G14:Sheet1.G16">0.0130718954248366</text:p>
              </table:table-cell>
              <table:table-cell office:value-type="float" office:value="0.0319148936170213">
                <text:p text:id="Sheet1.H14:Sheet1.H16">0.0319148936170213</text:p>
              </table:table-cell>
              <table:table-cell office:value-type="float" office:value="0.106598984771574">
                <text:p text:id="Sheet1.I14:Sheet1.I16">0.106598984771574</text:p>
              </table:table-cell>
              <table:table-cell office:value-type="float" office:value="0.182795698924731">
                <text:p text:id="Sheet1.J14:Sheet1.J16">0.182795698924731</text:p>
              </table:table-cell>
              <table:table-cell office:value-type="float" office:value="0.204697986577181">
                <text:p text:id="Sheet1.K14:Sheet1.K16">0.204697986577181</text:p>
              </table:table-cell>
              <table:table-cell office:value-type="float" office:value="0.0863309352517985">
                <text:p text:id="Sheet1.L14:Sheet1.L16">0.0863309352517985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-0.0113960113960114">
                <text:p>-0.0113960113960114</text:p>
              </table:table-cell>
              <table:table-cell office:value-type="float" office:value="0.0206611570247933">
                <text:p>0.0206611570247933</text:p>
              </table:table-cell>
              <table:table-cell office:value-type="float" office:value="0.0333333333333334">
                <text:p>0.0333333333333334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31979695431472">
                <text:p>0.131979695431472</text:p>
              </table:table-cell>
              <table:table-cell office:value-type="float" office:value="0.182795698924731">
                <text:p>0.182795698924731</text:p>
              </table:table-cell>
              <table:table-cell office:value-type="float" office:value="0.204697986577181">
                <text:p>0.204697986577181</text:p>
              </table:table-cell>
              <table:table-cell office:value-type="float" office:value="0.100719424460432">
                <text:p>0.100719424460432</text:p>
              </table:table-cell>
            </table:table-row>
            <table:table-row>
              <table:table-cell office:value-type="string">
                <text:p>1024k</text:p>
              </table:table-cell>
              <table:table-cell office:value-type="float" office:value="-0.00854700854700862">
                <text:p>-0.00854700854700862</text:p>
              </table:table-cell>
              <table:table-cell office:value-type="float" office:value="0.0247933884297521">
                <text:p>0.0247933884297521</text:p>
              </table:table-cell>
              <table:table-cell office:value-type="float" office:value="0.0318840579710145">
                <text:p>0.0318840579710145</text:p>
              </table:table-cell>
              <table:table-cell office:value-type="float" office:value="0.0163398692810458">
                <text:p>0.0163398692810458</text:p>
              </table:table-cell>
              <table:table-cell office:value-type="float" office:value="0.0372340425531915">
                <text:p>0.0372340425531915</text:p>
              </table:table-cell>
              <table:table-cell office:value-type="float" office:value="0.118020304568528">
                <text:p>0.118020304568528</text:p>
              </table:table-cell>
              <table:table-cell office:value-type="float" office:value="0.208602150537634">
                <text:p>0.208602150537634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0.079136690647482">
                <text:p>0.079136690647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